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rvletMultipartResolverTests.isMultipartWithDefaul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ndardServletMultipartResolverTests.isMultipartWithStric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